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8228in"/>
    </style:style>
    <style:style style:name="co15" style:family="table-column">
      <style:table-column-properties fo:break-before="auto" style:column-width="1.722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6791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6618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1" style:family="table-cell" style:parent-style-name="Default">
      <style:text-properties style:font-name="Arial" fo:font-size="10pt" fo:font-weight="bold" style:font-name-asian="Tahoma1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style:font-name="Arial" fo:font-size="10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4" style:family="table-cell" style:parent-style-name="Default">
      <style:table-cell-properties fo:background-color="#000080"/>
      <style:text-properties fo:color="#ffffff" fo:font-size="12pt" fo:font-weight="bold"/>
    </style:style>
    <style:style style:name="ce1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Functional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0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8">
            <text:p>8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/>
          <table:table-cell table:style-name="ce19"/>
          <table:table-cell table:style-name="ce23"/>
          <table:table-cell table:style-name="ce28"/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text:span text:style-name="T3">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BugID</text:p>
          </table:table-cell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FNC_PLF_INT_01.001</text:p>
          </table:table-cell>
          <table:table-cell table:style-name="ce44" office:value-type="string">
            <text:p>Attach a file from server while composing new mail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1.002</text:p>
          </table:table-cell>
          <table:table-cell table:style-name="ce44" office:value-type="string">
            <text:p>Attach a folder from server while composing new mail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1.003</text:p>
          </table:table-cell>
          <table:table-cell table:style-name="ce44" office:value-type="string">
            <text:p>Attach link is a file from server while composing new mail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1.004</text:p>
          </table:table-cell>
          <table:table-cell table:style-name="ce44" office:value-type="string">
            <text:p>Attach link is a folder from server while composing new mail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39" office:value-type="string">
            <text:p>FNC_PLF_INT_02.001</text:p>
          </table:table-cell>
          <table:table-cell table:style-name="ce44" office:value-type="string">
            <text:p>Detach a file to DMS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2.002</text:p>
          </table:table-cell>
          <table:table-cell table:style-name="ce45" office:value-type="string">
            <text:p>Add new folder to store attachment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2.003</text:p>
          </table:table-cell>
          <table:table-cell table:style-name="ce46" office:value-type="string">
            <text:p>Add new folder with blank name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 office:value-type="string">
            <text:p>FNC_PLF_INT_02.004</text:p>
          </table:table-cell>
          <table:table-cell table:style-name="ce46" office:value-type="string">
            <text:p>Save a file to DMS when file's name is not existing</text:p>
          </table:table-cell>
          <table:table-cell table:style-name="ce67"/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0"/>
          <table:table-cell table:style-name="ce4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7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55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56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5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5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5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6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61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62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22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63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5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 table:number-rows-repeated="2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63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0">
          <table:table-cell table:style-name="ce42"/>
          <table:table-cell table:style-name="ce5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1">
          <table:table-cell table:style-name="ce42"/>
          <table:table-cell table:style-name="ce5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 table:number-columns-repeated="2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 table:number-columns-repeated="2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9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69"/>
          <table:table-cell table:style-name="ce86"/>
          <table:table-cell table:style-name="ce75" table:number-columns-repeated="2"/>
          <table:table-cell table:style-name="ce104" table:number-columns-repeated="220"/>
          <table:table-cell table:style-name="ce86" table:number-columns-repeated="18"/>
          <table:table-cell table:style-name="ce69" table:number-columns-repeated="9"/>
        </table:table-row>
        <table:table-row table:style-name="ro1">
          <table:table-cell table:style-name="ce69"/>
          <table:table-cell table:style-name="ce75" table:number-columns-repeated="4"/>
          <table:table-cell table:style-name="ce69"/>
          <table:table-cell table:style-name="ce86"/>
          <table:table-cell table:style-name="ce75" table:number-columns-repeated="2"/>
          <table:table-cell table:style-name="ce105"/>
          <table:table-cell table:style-name="ce105" office:value-type="string">
            <text:p>Passed</text:p>
          </table:table-cell>
          <table:table-cell table:style-name="ce105" table:formula="of:=COUNTIF([.L$7:.L$1014];[.$K2])" office:value-type="float" office:value="0">
            <text:p>0</text:p>
          </table:table-cell>
          <table:table-cell table:style-name="ce105" table:formula="of:=COUNTIF([.M$7:.M$1014];[.$K2])" office:value-type="float" office:value="0">
            <text:p>0</text:p>
          </table:table-cell>
          <table:table-cell table:style-name="ce105" table:formula="of:=COUNTIF([.N$7:.N$1014];[.$K2])" office:value-type="float" office:value="0">
            <text:p>0</text:p>
          </table:table-cell>
          <table:table-cell table:style-name="ce105" table:formula="of:=COUNTIF([.O$7:.O$1014];[.$K2])" office:value-type="float" office:value="0">
            <text:p>0</text:p>
          </table:table-cell>
          <table:table-cell table:style-name="ce104" table:number-columns-repeated="214"/>
          <table:table-cell table:style-name="ce86" table:number-columns-repeated="18"/>
          <table:table-cell table:style-name="ce69" table:number-columns-repeated="9"/>
        </table:table-row>
        <table:table-row table:style-name="ro1">
          <table:table-cell table:style-name="ce69"/>
          <table:table-cell table:style-name="ce76" office:value-type="string">
            <text:p>Functions List<text:span text:style-name="T4">:</text:span></text:p>
          </table:table-cell>
          <table:table-cell table:style-name="ce80" table:number-columns-spanned="3" table:number-rows-spanned="1"/>
          <table:covered-table-cell table:style-name="ce85"/>
          <table:covered-table-cell table:style-name="ce81"/>
          <table:table-cell table:style-name="ce69"/>
          <table:table-cell table:style-name="ce86"/>
          <table:table-cell table:style-name="ce98"/>
          <table:table-cell table:style-name="ce100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1014];[.$K3])" office:value-type="float" office:value="0">
            <text:p>0</text:p>
          </table:table-cell>
          <table:table-cell table:style-name="ce105" table:formula="of:=COUNTIF([.M$7:.M$1014];[.$K3])" office:value-type="float" office:value="0">
            <text:p>0</text:p>
          </table:table-cell>
          <table:table-cell table:style-name="ce105" table:formula="of:=COUNTIF([.N$7:.N$1014];[.$K3])" office:value-type="float" office:value="0">
            <text:p>0</text:p>
          </table:table-cell>
          <table:table-cell table:style-name="ce105" table:formula="of:=COUNTIF([.O$7:.O$1014];[.$K3])" office:value-type="float" office:value="0">
            <text:p>0</text:p>
          </table:table-cell>
          <table:table-cell table:style-name="ce104" table:number-columns-repeated="214"/>
          <table:table-cell table:style-name="ce86" table:number-columns-repeated="18"/>
          <table:table-cell table:style-name="ce69" table:number-columns-repeated="9"/>
        </table:table-row>
        <table:table-row table:style-name="ro12">
          <table:table-cell table:style-name="ce69"/>
          <table:table-cell table:style-name="ce76" office:value-type="string">
            <text:p>Total Main Cases:</text:p>
          </table:table-cell>
          <table:table-cell table:style-name="ce81" table:formula="of:=MAX([.A7:.A1000])" office:value-type="float" office:value="8" table:number-columns-spanned="3" table:number-rows-spanned="1">
            <text:p>8</text:p>
          </table:table-cell>
          <table:covered-table-cell table:style-name="ce86"/>
          <table:covered-table-cell table:style-name="ce86"/>
          <table:table-cell table:style-name="ce69"/>
          <table:table-cell table:style-name="ce86"/>
          <table:table-cell table:style-name="ce98"/>
          <table:table-cell table:style-name="ce101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1014];[.$K4])" office:value-type="float" office:value="0">
            <text:p>0</text:p>
          </table:table-cell>
          <table:table-cell table:style-name="ce105" table:formula="of:=COUNTIF([.M$7:.M$1014];[.$K4])" office:value-type="float" office:value="0">
            <text:p>0</text:p>
          </table:table-cell>
          <table:table-cell table:style-name="ce105" table:formula="of:=COUNTIF([.N$7:.N$1014];[.$K4])" office:value-type="float" office:value="0">
            <text:p>0</text:p>
          </table:table-cell>
          <table:table-cell table:style-name="ce105" table:formula="of:=COUNTIF([.O$7:.O$1014];[.$K4])" office:value-type="float" office:value="0">
            <text:p>0</text:p>
          </table:table-cell>
          <table:table-cell table:style-name="ce104" table:number-columns-repeated="214"/>
          <table:table-cell table:style-name="ce86" table:number-columns-repeated="18"/>
          <table:table-cell table:style-name="ce69" table:number-columns-repeated="9"/>
        </table:table-row>
        <table:table-row table:style-name="ro1">
          <table:table-cell table:style-name="ce70"/>
          <table:table-cell table:style-name="ce77"/>
          <table:table-cell table:style-name="ce70" table:number-columns-repeated="7"/>
          <table:table-cell table:style-name="ce106"/>
          <table:table-cell table:style-name="ce106" office:value-type="string">
            <text:p>Untested</text:p>
          </table:table-cell>
          <table:table-cell table:style-name="ce105" table:formula="of:=COUNTIF([.L$7:.L$1014];[.$K5])" office:value-type="float" office:value="0">
            <text:p>0</text:p>
          </table:table-cell>
          <table:table-cell table:style-name="ce105" table:formula="of:=COUNTIF([.M$7:.M$1014];[.$K5])" office:value-type="float" office:value="0">
            <text:p>0</text:p>
          </table:table-cell>
          <table:table-cell table:style-name="ce105" table:formula="of:=COUNTIF([.N$7:.N$1014];[.$K5])" office:value-type="float" office:value="0">
            <text:p>0</text:p>
          </table:table-cell>
          <table:table-cell table:style-name="ce105" table:formula="of:=COUNTIF([.O$7:.O$1014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</table:table-row>
        <table:table-row table:style-name="ro1">
          <table:table-cell table:style-name="ce71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14" table:number-columns-repeated="211"/>
          <table:table-cell table:style-name="ce86" table:number-columns-repeated="17"/>
          <table:table-cell table:style-name="ce69" table:number-columns-repeated="9"/>
        </table:table-row>
        <table:table-row table:style-name="ro13">
          <table:table-cell table:style-name="ce72" office:value-type="float" office:value="1">
            <text:p>001</text:p>
          </table:table-cell>
          <table:table-cell table:style-name="ce40" office:value-type="string">
            <text:p>FNC_PLF_INT_01</text:p>
          </table:table-cell>
          <table:table-cell table:style-name="ce82" office:value-type="float" office:value="1">
            <text:p>001</text:p>
          </table:table-cell>
          <table:table-cell table:style-name="ce45" office:value-type="string">
            <text:p>Integration/CS-DMS/Mail/Add</text:p>
          </table:table-cell>
          <table:table-cell table:style-name="ce44" office:value-type="string">
            <text:p>Attach a file from server while composing new mail</text:p>
          </table:table-cell>
          <table:table-cell table:style-name="ce92" office:value-type="string">
            <text:p>Step 1: Add document</text:p>
          </table:table-cell>
          <table:table-cell table:style-name="ce92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92" office:value-type="string">
            <text:p>Document/upload file is added</text:p>
          </table:table-cell>
          <table:table-cell table:style-name="ce102" office:value-type="string">
            <text:p>High</text:p>
          </table:table-cell>
          <table:table-cell table:style-name="ce107" table:number-columns-repeated="2"/>
          <table:table-cell table:style-name="ce112" table:number-columns-repeated="235"/>
          <table:table-cell table:style-name="ce115"/>
          <table:table-cell table:style-name="ce69" table:number-columns-repeated="9"/>
        </table:table-row>
        <table:table-row table:style-name="ro14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9" office:value-type="string">
            <text:p>FNC_PLF_INT_01</text:p>
          </table:table-cell>
          <table:table-cell table:style-name="ce83" office:value-type="float" office:value="1">
            <text:p>001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96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07" table:number-columns-repeated="2"/>
          <table:table-cell table:style-name="ce112" table:number-columns-repeated="235"/>
          <table:table-cell table:style-name="ce115"/>
          <table:table-cell table:style-name="ce69" table:number-columns-repeated="9"/>
        </table:table-row>
        <table:table-row table:style-name="ro12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96" office:value-type="string">
            <text:p>Click Write Mail</text:p>
          </table:table-cell>
          <table:table-cell table:style-name="ce96" office:value-type="string">
            <text:p>Compose a new message form is shown</text:p>
          </table:table-cell>
          <table:table-cell table:style-name="ce102" office:value-type="string">
            <text:p>High</text:p>
          </table:table-cell>
          <table:table-cell table:style-name="ce107" table:number-columns-repeated="2"/>
          <table:table-cell table:style-name="ce112" table:number-columns-repeated="235"/>
          <table:table-cell table:style-name="ce115"/>
          <table:table-cell table:style-name="ce69" table:number-columns-repeated="9"/>
        </table:table-row>
        <table:table-row table:style-name="ro12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96" office:value-type="string">
            <text:p>Click Attach a server file</text:p>
          </table:table-cell>
          <table:table-cell table:style-name="ce96" office:value-type="string">
            <text:p>Attach a file from server form is shown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96" office:value-type="string">
            <text:p>Browse Private drive from left pane &amp; select any file from right pane</text:p>
          </table:table-cell>
          <table:table-cell table:style-name="ce96" office:value-type="string">
            <text:p>Selected file is listed in attachments list in compose mail form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96" office:value-type="string">
            <text:p>- Input receiver, mail subject, content &amp; click Send</text:p>
          </table:table-cell>
          <table:table-cell table:style-name="ce96" office:value-type="string">
            <text:p>Mail is sent with attached file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3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79" office:value-type="string">
            <text:p>FNC_PLF_INT_01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Integration/CS-DMS/Mail/Add</text:p>
          </table:table-cell>
          <table:table-cell table:style-name="ce44" office:value-type="string">
            <text:p>Attach a folder from server while composing new mail</text:p>
          </table:table-cell>
          <table:table-cell table:style-name="ce92" office:value-type="string">
            <text:p>Step 1: Add folder</text:p>
          </table:table-cell>
          <table:table-cell table:style-name="ce92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92" office:value-type="string">
            <text:p>Folders are created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4">
          <table:table-cell table:style-name="ce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older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96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09" table:number-columns-repeated="247"/>
        </table:table-row>
        <table:table-row table:style-name="ro12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older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96" office:value-type="string">
            <text:p>Click Write Mail</text:p>
          </table:table-cell>
          <table:table-cell table:style-name="ce96" office:value-type="string">
            <text:p>Compose a new message form is shown</text:p>
          </table:table-cell>
          <table:table-cell table:style-name="ce102" office:value-type="string">
            <text:p>High</text:p>
          </table:table-cell>
          <table:table-cell table:style-name="ce109" table:number-columns-repeated="247"/>
        </table:table-row>
        <table:table-row table:style-name="ro12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older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96" office:value-type="string">
            <text:p>Click Attach a server file</text:p>
          </table:table-cell>
          <table:table-cell table:style-name="ce96" office:value-type="string">
            <text:p>Attach a file from server form is shown</text:p>
          </table:table-cell>
          <table:table-cell table:style-name="ce102" office:value-type="string">
            <text:p>High</text:p>
          </table:table-cell>
          <table:table-cell table:style-name="ce109" table:number-columns-repeated="247"/>
        </table:table-row>
        <table:table-row table:style-name="ro12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a folder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96" office:value-type="string">
            <text:p>Browse Private drive from left pane &amp; select any folder from right pane</text:p>
          </table:table-cell>
          <table:table-cell table:style-name="ce96" office:value-type="string">
            <text:p>Show message: selected page is not a file</text:p>
          </table:table-cell>
          <table:table-cell table:style-name="ce102" office:value-type="string">
            <text:p>High</text:p>
          </table:table-cell>
          <table:table-cell table:style-name="ce109" table:number-columns-repeated="247"/>
        </table:table-row>
        <table:table-row table:style-name="ro13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79" office:value-type="string">
            <text:p>FNC_PLF_INT_01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44" office:value-type="string">
            <text:p>Attach link is a file from server while composing new mail</text:p>
          </table:table-cell>
          <table:table-cell table:style-name="ce92" office:value-type="string">
            <text:p>Step 1: Add document</text:p>
          </table:table-cell>
          <table:table-cell table:style-name="ce92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92" office:value-type="string">
            <text:p>Document/upload file is added</text:p>
          </table:table-cell>
          <table:table-cell table:style-name="ce102" office:value-type="string">
            <text:p>High</text:p>
          </table:table-cell>
          <table:table-cell table:style-name="ce109" table:number-columns-repeated="247"/>
        </table:table-row>
        <table:table-row table:style-name="ro14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96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96" office:value-type="string">
            <text:p>Click Write Mail</text:p>
          </table:table-cell>
          <table:table-cell table:style-name="ce96" office:value-type="string">
            <text:p>Compose a new message form is shown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96" office:value-type="string">
            <text:p>Click Attach a server file</text:p>
          </table:table-cell>
          <table:table-cell table:style-name="ce96" office:value-type="string">
            <text:p>Attach a file from server form is shown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96" office:value-type="string">
            <text:p>- Browse Private drive from left pane &amp; select any file from right pane</text:p>
            <text:p>- Click on Attach Link</text:p>
          </table:table-cell>
          <table:table-cell table:style-name="ce96" office:value-type="string">
            <text:p>Selected file is listed in in content of compose mail form</text:p>
          </table:table-cell>
          <table:table-cell table:style-name="ce102" office:value-type="string">
            <text:p>High</text:p>
          </table:table-cell>
          <table:table-cell table:style-name="ce108"/>
          <table:table-cell table:style-name="ce107"/>
          <table:table-cell table:style-name="ce112"/>
          <table:table-cell table:style-name="ce113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96" office:value-type="string">
            <text:p>- Input receiver, mail subject, content &amp; click Send</text:p>
          </table:table-cell>
          <table:table-cell table:style-name="ce96" office:value-type="string">
            <text:p>Mail is sent with attached link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3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79" office:value-type="string">
            <text:p>FNC_PLF_INT_01</text:p>
          </table:table-cell>
          <table:table-cell table:style-name="ce83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44" office:value-type="string">
            <text:p>Attach link is a folder from server while composing new mail</text:p>
          </table:table-cell>
          <table:table-cell table:style-name="ce92" office:value-type="string">
            <text:p>Step 1: Add folder</text:p>
          </table:table-cell>
          <table:table-cell table:style-name="ce92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92" office:value-type="string">
            <text:p>Folder is added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4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older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96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older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96" office:value-type="string">
            <text:p>Click Write Mail</text:p>
          </table:table-cell>
          <table:table-cell table:style-name="ce96" office:value-type="string">
            <text:p>Compose a new message form is shown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older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96" office:value-type="string">
            <text:p>Click Attach a server file</text:p>
          </table:table-cell>
          <table:table-cell table:style-name="ce96" office:value-type="string">
            <text:p>Attach a file from server form is shown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older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96" office:value-type="string">
            <text:p>- Browse Private drive from left pane &amp; select any folder from right pane</text:p>
            <text:p>- Click on Attach Link</text:p>
          </table:table-cell>
          <table:table-cell table:style-name="ce96" office:value-type="string">
            <text:p>Selected folder is listed in in content of compose mail form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9" office:value-type="string">
            <text:p>FNC_PLF_INT_01</text:p>
          </table:table-cell>
          <table:table-cell table:style-name="ce83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Integration/CS-DMS/Mail/Add</text:p>
          </table:table-cell>
          <table:table-cell table:style-name="ce90" office:value-type="string">
            <text:p>Attach link is a folder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96" office:value-type="string">
            <text:p>- Input receiver, mail subject, content &amp; click Send</text:p>
          </table:table-cell>
          <table:table-cell table:style-name="ce96" office:value-type="string">
            <text:p>Mail is sent with attached link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6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41" office:value-type="string">
            <text:p>FNC_PLF_INT_02</text:p>
          </table:table-cell>
          <table:table-cell table:style-name="ce83" office:value-type="float" office:value="1">
            <text:p>001</text:p>
          </table:table-cell>
          <table:table-cell table:style-name="ce88" office:value-type="string">
            <text:p>Integration/CS-DMS/Mail/Save Attachment</text:p>
          </table:table-cell>
          <table:table-cell table:style-name="ce44" office:value-type="string">
            <text:p>Detach a file to DMS</text:p>
          </table:table-cell>
          <table:table-cell table:style-name="ce93" office:value-type="string">
            <text:p>Step 1: Add new mail account</text:p>
          </table:table-cell>
          <table:table-cell table:style-name="ce96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office:value-type="string">
            <text:p>Integration/CS-DMS/Mail/Save Attachment</text:p>
          </table:table-cell>
          <table:table-cell table:style-name="ce90" office:value-type="string">
            <text:p>Detach a file to DMS</text:p>
          </table:table-cell>
          <table:table-cell table:style-name="ce93" office:value-type="string">
            <text:p>Step 2: Check mail from server</text:p>
          </table:table-cell>
          <table:table-cell table:style-name="ce96" office:value-type="string">
            <text:p>Click Get Mail</text:p>
          </table:table-cell>
          <table:table-cell table:style-name="ce96" office:value-type="string">
            <text:p>- Get Mail action is done</text:p>
            <text:p>- Mails from server are listed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office:value-type="string">
            <text:p>Integration/CS-DMS/Mail/Save Attachment</text:p>
          </table:table-cell>
          <table:table-cell table:style-name="ce90" office:value-type="string">
            <text:p>Detach a file to DMS</text:p>
          </table:table-cell>
          <table:table-cell table:style-name="ce93" office:value-type="string">
            <text:p>Step 3: View mail with attachment</text:p>
          </table:table-cell>
          <table:table-cell table:style-name="ce96" office:value-type="string">
            <text:p>Click on the mail contains attachment</text:p>
          </table:table-cell>
          <table:table-cell table:style-name="ce96" office:value-type="string">
            <text:p>Mail content is displayed at the bottom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office:value-type="string">
            <text:p>Integration/CS-DMS/Mail/Save Attachment</text:p>
          </table:table-cell>
          <table:table-cell table:style-name="ce90" office:value-type="string">
            <text:p>Detach a file to DMS</text:p>
          </table:table-cell>
          <table:table-cell table:style-name="ce93" office:value-type="string">
            <text:p>Step 4: Open form to Save attachment to sever</text:p>
          </table:table-cell>
          <table:table-cell table:style-name="ce96" office:value-type="string">
            <text:p>In the Attachment part of mail detail: click Save to DMS</text:p>
          </table:table-cell>
          <table:table-cell table:style-name="ce96" office:value-type="string">
            <text:p>Save a file to server form is opened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7" office:value-type="string">
            <text:p>Integration/CS-DMS/Mail/Save Attachment</text:p>
          </table:table-cell>
          <table:table-cell table:style-name="ce90" office:value-type="string">
            <text:p>Detach a file to DMS</text:p>
          </table:table-cell>
          <table:table-cell table:style-name="ce93" office:value-type="string">
            <text:p>Step 5: Select path to store the attachment</text:p>
          </table:table-cell>
          <table:table-cell table:style-name="ce96" office:value-type="string">
            <text:p>- Select Private drive from left pane then click icon to select a folder from right pane to store the attachment</text:p>
          </table:table-cell>
          <table:table-cell table:style-name="ce96" office:value-type="string">
            <text:p>A message is shown to alert save attachment successfully</text:p>
          </table:table-cell>
          <table:table-cell table:style-name="ce102" office:value-type="string">
            <text:p>High</text:p>
          </table:table-cell>
          <table:table-cell table:style-name="ce110"/>
          <table:table-cell table:style-name="ce107"/>
          <table:table-cell table:style-name="ce11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office:value-type="string">
            <text:p>Integration/CS-DMS/Mail/Save Attachment</text:p>
          </table:table-cell>
          <table:table-cell table:style-name="ce90" office:value-type="string">
            <text:p>Detach a file to DMS</text:p>
          </table:table-cell>
          <table:table-cell table:style-name="ce93" office:value-type="string">
            <text:p>Step 6: Check after saved</text:p>
            <text:p/>
          </table:table-cell>
          <table:table-cell table:style-name="ce96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96" office:value-type="string">
            <text:p>There's the attachment file in the mail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6">
          <table:table-cell table:style-name="ce7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79" office:value-type="string">
            <text:p>FNC_PLF_INT_02</text:p>
          </table:table-cell>
          <table:table-cell table:style-name="ce83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45" office:value-type="string">
            <text:p>Add new folder to store attachment</text:p>
          </table:table-cell>
          <table:table-cell table:style-name="ce93" office:value-type="string">
            <text:p>Step 1: Add new mail account</text:p>
          </table:table-cell>
          <table:table-cell table:style-name="ce96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87" office:value-type="string">
            <text:p>Add new folder to store attachment</text:p>
          </table:table-cell>
          <table:table-cell table:style-name="ce93" office:value-type="string">
            <text:p>Step 2: Check mail from server</text:p>
          </table:table-cell>
          <table:table-cell table:style-name="ce96" office:value-type="string">
            <text:p>Click Get Mail</text:p>
          </table:table-cell>
          <table:table-cell table:style-name="ce96" office:value-type="string">
            <text:p>- Get Mail action is done</text:p>
            <text:p>- Mails from server are list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87" office:value-type="string">
            <text:p>Add new folder to store attachment</text:p>
          </table:table-cell>
          <table:table-cell table:style-name="ce93" office:value-type="string">
            <text:p>Step 3: View mail with attachment</text:p>
          </table:table-cell>
          <table:table-cell table:style-name="ce96" office:value-type="string">
            <text:p>Click on the mail contains attachment</text:p>
          </table:table-cell>
          <table:table-cell table:style-name="ce96" office:value-type="string">
            <text:p>Mail content is displayed at the bottom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87" office:value-type="string">
            <text:p>Add new folder to store attachment</text:p>
          </table:table-cell>
          <table:table-cell table:style-name="ce93" office:value-type="string">
            <text:p>Step 4: Open form to Save attachment to sever</text:p>
          </table:table-cell>
          <table:table-cell table:style-name="ce96" office:value-type="string">
            <text:p>In the Attachment part of mail detail: click Save to DMS</text:p>
          </table:table-cell>
          <table:table-cell table:style-name="ce96" office:value-type="string">
            <text:p>Save a file to server form is open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7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87" office:value-type="string">
            <text:p>Add new folder to store attachment</text:p>
          </table:table-cell>
          <table:table-cell table:style-name="ce93" office:value-type="string">
            <text:p>Step 5: Add folder to store the attachment</text:p>
          </table:table-cell>
          <table:table-cell table:style-name="ce96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96" office:value-type="string">
            <text:p>New folder is add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5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87" office:value-type="string">
            <text:p>Integration/CS-DMS/Mail/Save Attachment</text:p>
          </table:table-cell>
          <table:table-cell table:style-name="ce87" office:value-type="string">
            <text:p>Add new folder to store attachment</text:p>
          </table:table-cell>
          <table:table-cell table:style-name="ce93" office:value-type="string">
            <text:p>Step 6: Check after saved</text:p>
            <text:p/>
          </table:table-cell>
          <table:table-cell table:style-name="ce96" office:value-type="string">
            <text:p>- Click Save</text:p>
            <text:p>- Select Content Explorer</text:p>
            <text:p>- Click on selected folder at step 5</text:p>
          </table:table-cell>
          <table:table-cell table:style-name="ce96" office:value-type="string">
            <text:p>There's the attachment file in the mail</text:p>
          </table:table-cell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6">
          <table:table-cell table:style-name="ce7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79" office:value-type="string">
            <text:p>FNC_PLF_INT_02</text:p>
          </table:table-cell>
          <table:table-cell table:style-name="ce83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87" office:value-type="string">
            <text:p>Integration/CS-DMS/Mail/Save Attachment</text:p>
          </table:table-cell>
          <table:table-cell table:style-name="ce46" office:value-type="string">
            <text:p>Add new folder with blank name</text:p>
          </table:table-cell>
          <table:table-cell table:style-name="ce93" office:value-type="string">
            <text:p>Step 1: Add new mail account</text:p>
          </table:table-cell>
          <table:table-cell table:style-name="ce96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Add new folder with blank name</text:p>
          </table:table-cell>
          <table:table-cell table:style-name="ce93" office:value-type="string">
            <text:p>Step 2: Check mail from server</text:p>
          </table:table-cell>
          <table:table-cell table:style-name="ce96" office:value-type="string">
            <text:p>Click Get Mail</text:p>
          </table:table-cell>
          <table:table-cell table:style-name="ce96" office:value-type="string">
            <text:p>- Get Mail action is done</text:p>
            <text:p>- Mails from server are list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Add new folder with blank name</text:p>
          </table:table-cell>
          <table:table-cell table:style-name="ce93" office:value-type="string">
            <text:p>Step 3: View mail with attachment</text:p>
          </table:table-cell>
          <table:table-cell table:style-name="ce96" office:value-type="string">
            <text:p>Click on the mail contains attachment</text:p>
          </table:table-cell>
          <table:table-cell table:style-name="ce96" office:value-type="string">
            <text:p>Mail content is displayed at the bottom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Add new folder with blank name</text:p>
          </table:table-cell>
          <table:table-cell table:style-name="ce93" office:value-type="string">
            <text:p>Step 4: Open form to Save attachment to sever</text:p>
          </table:table-cell>
          <table:table-cell table:style-name="ce96" office:value-type="string">
            <text:p>In the Attachment part of mail detail: click Save to DMS</text:p>
          </table:table-cell>
          <table:table-cell table:style-name="ce96" office:value-type="string">
            <text:p>Save a file to server form is open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7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Add new folder with blank name</text:p>
          </table:table-cell>
          <table:table-cell table:style-name="ce93" office:value-type="string">
            <text:p>Step 5: Add folder to store the attachment</text:p>
          </table:table-cell>
          <table:table-cell table:style-name="ce96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96" office:value-type="string">
            <text:p>Show message alert that you must put folder's name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6">
          <table:table-cell table:style-name="ce7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79" office:value-type="string">
            <text:p>FNC_PLF_INT_02</text:p>
          </table:table-cell>
          <table:table-cell table:style-name="ce8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87" office:value-type="string">
            <text:p>Integration/CS-DMS/Mail/Save Attachment</text:p>
          </table:table-cell>
          <table:table-cell table:style-name="ce46" office:value-type="string">
            <text:p>Save a file to DMS when file's name is not existing</text:p>
          </table:table-cell>
          <table:table-cell table:style-name="ce93" office:value-type="string">
            <text:p>Step 1: Add new mail account</text:p>
          </table:table-cell>
          <table:table-cell table:style-name="ce96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96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Save a file to DMS when file's name is not existing</text:p>
          </table:table-cell>
          <table:table-cell table:style-name="ce93" office:value-type="string">
            <text:p>Step 2: Check mail from server</text:p>
          </table:table-cell>
          <table:table-cell table:style-name="ce96" office:value-type="string">
            <text:p>Click Get Mail</text:p>
          </table:table-cell>
          <table:table-cell table:style-name="ce96" office:value-type="string">
            <text:p>- Get Mail action is done</text:p>
            <text:p>- Mails from server are list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Save a file to DMS when file's name is not existing</text:p>
          </table:table-cell>
          <table:table-cell table:style-name="ce93" office:value-type="string">
            <text:p>Step 3: View mail with attachment</text:p>
          </table:table-cell>
          <table:table-cell table:style-name="ce96" office:value-type="string">
            <text:p>Click on the mail contains attachment</text:p>
          </table:table-cell>
          <table:table-cell table:style-name="ce96" office:value-type="string">
            <text:p>Mail content is displayed at the bottom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2">
          <table:table-cell table:style-name="ce7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Save a file to DMS when file's name is not existing</text:p>
          </table:table-cell>
          <table:table-cell table:style-name="ce93" office:value-type="string">
            <text:p>Step 4: Open form to Save attachment to sever</text:p>
          </table:table-cell>
          <table:table-cell table:style-name="ce96" office:value-type="string">
            <text:p>In the Attachment part of mail detail: click Save to DMS</text:p>
          </table:table-cell>
          <table:table-cell table:style-name="ce96" office:value-type="string">
            <text:p>Save a file to server form is opened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8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79" office:value-type="string">
            <text:p>FNC_PLF_INT_02</text:p>
          </table:table-cell>
          <table:table-cell table:style-name="ce83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87" office:value-type="string">
            <text:p>Integration/CS-DMS/Mail/Save Attachment</text:p>
          </table:table-cell>
          <table:table-cell table:style-name="ce91" office:value-type="string">
            <text:p>Save a file to DMS when file's name is not existing</text:p>
          </table:table-cell>
          <table:table-cell table:style-name="ce93" office:value-type="string">
            <text:p>Step 5: Select path to store the attachment</text:p>
          </table:table-cell>
          <table:table-cell table:style-name="ce96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96" office:value-type="string">
            <text:p>Show message alert that file's name is not existing</text:p>
          </table:table-cell>
          <table:table-cell table:style-name="ce102" office:value-type="string">
            <text:p>High</text:p>
          </table:table-cell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111"/>
          <table:table-cell table:style-name="ce112" table:number-columns-repeated="2"/>
          <table:table-cell table:style-name="ce111" table:number-columns-repeated="235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2"/>
          <table:table-cell table:style-name="ce99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7" table:number-columns-repeated="2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 table:number-rows-repeated="2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/>
          <table:table-cell table:style-name="ce99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70" table:number-columns-repeated="238"/>
          <table:table-cell table:style-name="ce69" table:number-columns-repeated="9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/>
          <table:table-cell table:style-name="ce97" table:number-columns-repeated="2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69" table:number-columns-repeated="247"/>
        </table:table-row>
        <table:table-row table:style-name="ro1" table:number-rows-repeated="2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/>
          <table:table-cell table:style-name="ce99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/>
          <table:table-cell table:style-name="ce97" table:number-columns-repeated="2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 table:number-columns-repeated="3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69" table:number-columns-repeated="247"/>
        </table:table-row>
        <table:table-row table:style-name="ro1" table:number-rows-repeated="2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/>
          <table:table-cell table:style-name="ce99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5"/>
          <table:table-cell table:style-name="ce94" table:number-columns-repeated="2"/>
          <table:table-cell table:style-name="ce103"/>
          <table:table-cell table:style-name="ce69" table:number-columns-repeated="247"/>
        </table:table-row>
        <table:table-row table:style-name="ro1">
          <table:table-cell table:style-name="ce73"/>
          <table:table-cell table:style-name="ce40"/>
          <table:table-cell table:style-name="ce84"/>
          <table:table-cell table:style-name="ce46" table:number-columns-repeated="2"/>
          <table:table-cell table:style-name="ce94"/>
          <table:table-cell table:style-name="ce97" table:number-columns-repeated="2"/>
          <table:table-cell table:style-name="ce103"/>
          <table:table-cell table:style-name="ce69" table:number-columns-repeated="247"/>
        </table:table-row>
        <table:table-row table:style-name="ro1" table:number-rows-repeated="3">
          <table:table-cell table:style-name="ce69" table:number-columns-repeated="8"/>
          <table:table-cell/>
          <table:table-cell table:style-name="ce69" table:number-columns-repeated="247"/>
        </table:table-row>
        <table:table-row table:style-name="ro1" table:number-rows-repeated="10">
          <table:table-cell table:style-name="ce69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9">
          <table:table-cell table:style-name="ce116" office:value-type="string" table:number-columns-spanned="4" table:number-rows-spanned="2">
            <text:p>Smoke Tests</text:p>
          </table:table-cell>
          <table:covered-table-cell table:style-name="ce120"/>
          <table:covered-table-cell table:style-name="ce120"/>
          <table:covered-table-cell table:style-name="ce120"/>
          <table:table-cell table:style-name="ce12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16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20">
          <table:table-cell table:style-name="ce117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4"/>
          <table:table-cell table:number-columns-repeated="244"/>
        </table:table-row>
        <table:table-row table:style-name="ro12">
          <table:table-cell table:style-name="ce40" office:value-type="string">
            <text:p>FNC_PLF_INT_01</text:p>
          </table:table-cell>
          <table:table-cell table:style-name="ce45" office:value-type="string">
            <text:p>CS-DMS</text:p>
          </table:table-cell>
          <table:table-cell table:style-name="ce45" office:value-type="string">
            <text:p>Integration/CS-DMS/Mail/Add</text:p>
          </table:table-cell>
          <table:table-cell table:style-name="ce47" office:value-type="string">
            <text:p>Add attachment from server while composing mail</text:p>
          </table:table-cell>
          <table:table-cell table:style-name="ce125" table:formula="of:=SUMPRODUCT(([Data.B$5:Data.B$1100]=[.$A4])*([Data.A$5:Data.A$1100]&lt;&gt;&quot;&quot;))" office:value-type="float" office:value="4">
            <text:p>4</text:p>
          </table:table-cell>
          <table:table-cell table:style-name="ce127" table:number-columns-repeated="3"/>
          <table:table-cell table:style-name="ce128" table:number-columns-repeated="241"/>
        </table:table-row>
        <table:table-row table:style-name="ro15">
          <table:table-cell table:style-name="ce118" office:value-type="string">
            <text:p>FNC_PLF_INT_02.001</text:p>
          </table:table-cell>
          <table:table-cell table:style-name="ce45" office:value-type="string">
            <text:p>CS-DMS</text:p>
          </table:table-cell>
          <table:table-cell table:style-name="ce45" office:value-type="string">
            <text:p>Integration/CS-DMS/Mail/Save attachment</text:p>
          </table:table-cell>
          <table:table-cell table:style-name="ce47" office:value-type="string">
            <text:p>Save attachment of mail into DMS</text:p>
          </table:table-cell>
          <table:table-cell table:style-name="ce125" table:formula="of:=SUMPRODUCT(([Data.B$5:Data.B$1100]=[.$A5])*([Data.A$5:Data.A$1100]&lt;&gt;&quot;&quot;))" office:value-type="float" office:value="0">
            <text:p>0</text:p>
          </table:table-cell>
          <table:table-cell table:style-name="ce127" table:number-columns-repeated="3"/>
          <table:table-cell table:style-name="ce128" table:number-columns-repeated="241"/>
        </table:table-row>
        <table:table-row table:style-name="ro1">
          <table:table-cell table:style-name="ce40"/>
          <table:table-cell table:style-name="ce45" table:number-columns-repeated="2"/>
          <table:table-cell table:style-name="ce47"/>
          <table:table-cell table:style-name="ce125" table:formula="of:=SUMPRODUCT(([Data.B$5:Data.B$1100]=[.$A6])*([Data.A$5:Data.A$1100]&lt;&gt;&quot;&quot;))" office:value-type="float" office:value="0">
            <text:p>0</text:p>
          </table:table-cell>
          <table:table-cell table:style-name="ce127" table:number-columns-repeated="3"/>
          <table:table-cell table:style-name="ce128" table:number-columns-repeated="241"/>
        </table:table-row>
        <table:table-row table:style-name="ro1">
          <table:table-cell table:style-name="ce40"/>
          <table:table-cell table:style-name="ce45" table:number-columns-repeated="2"/>
          <table:table-cell table:style-name="ce47"/>
          <table:table-cell table:style-name="ce125" table:formula="of:=SUMPRODUCT(([Data.B$5:Data.B$1100]=[.$A7])*([Data.A$5:Data.A$1100]&lt;&gt;&quot;&quot;))" office:value-type="float" office:value="0">
            <text:p>0</text:p>
          </table:table-cell>
          <table:table-cell table:style-name="ce127" table:number-columns-repeated="3"/>
          <table:table-cell table:style-name="ce128" table:number-columns-repeated="241"/>
        </table:table-row>
        <table:table-row table:style-name="ro1">
          <table:table-cell table:style-name="ce40"/>
          <table:table-cell table:style-name="ce45" table:number-columns-repeated="2"/>
          <table:table-cell table:style-name="ce47"/>
          <table:table-cell table:style-name="ce125" table:formula="of:=SUMPRODUCT(([Data.B$5:Data.B$1100]=[.$A8])*([Data.A$5:Data.A$1100]&lt;&gt;&quot;&quot;))" office:value-type="float" office:value="0">
            <text:p>0</text:p>
          </table:table-cell>
          <table:table-cell table:style-name="ce127" table:number-columns-repeated="3"/>
          <table:table-cell table:style-name="ce128" table:number-columns-repeated="241"/>
        </table:table-row>
        <table:table-row table:style-name="ro1" table:number-rows-repeated="4">
          <table:table-cell table:style-name="ce40"/>
          <table:table-cell table:style-name="ce45" table:number-columns-repeated="2"/>
          <table:table-cell table:style-name="ce47"/>
          <table:table-cell table:style-name="ce125"/>
          <table:table-cell table:style-name="ce127" table:number-columns-repeated="3"/>
          <table:table-cell table:style-name="ce128" table:number-columns-repeated="241"/>
        </table:table-row>
        <table:table-row table:style-name="ro1">
          <table:table-cell table:style-name="ce41"/>
          <table:table-cell table:style-name="ce45" table:number-columns-repeated="2"/>
          <table:table-cell table:style-name="ce47"/>
          <table:table-cell table:style-name="ce125"/>
          <table:table-cell table:style-name="ce127" table:number-columns-repeated="3"/>
          <table:table-cell table:style-name="ce128" table:number-columns-repeated="241"/>
        </table:table-row>
        <table:table-row table:style-name="ro21">
          <table:table-cell table:style-name="ce119" office:value-type="string" table:number-columns-spanned="4" table:number-rows-spanned="1">
            <text:p>TOTAL</text:p>
          </table:table-cell>
          <table:covered-table-cell table:style-name="ce122"/>
          <table:covered-table-cell table:style-name="ce123"/>
          <table:covered-table-cell table:style-name="ce123"/>
          <table:table-cell table:style-name="ce126" table:formula="of:=SUM([.E4:.E13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09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8-04T09:16:45</dc:date>
    <meta:print-date>2008-06-17T00:45:47</meta:print-date>
    <meta:editing-cycles>787</meta:editing-cycles>
    <meta:editing-duration>PT314H12M09S</meta:editing-duration>
    <dc:creator>exoplatform </dc:creator>
    <meta:document-statistic meta:table-count="4" meta:cell-count="512" meta:object-count="1"/>
    <meta:user-defined meta:name="Info 1"/>
    <meta:user-defined meta:name="Info 2"/>
    <meta:user-defined meta:name="Info 3"/>
    <meta:user-defined meta:name="Info 4"/>
  </office:meta>
</office:document-meta>
</file>